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 style:writing-mode="lr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גליון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19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גליון1.J26" table:end-x="29.65pt" table:end-y="5.22pt" draw:z-index="0" draw:style-name="gr1" svg:width="335.4pt" svg:height="319.29pt" svg:x="15.56pt" svg:y="1.47pt">
              <draw:object draw:notify-on-update-of-ranges="גליון1.A4:גליון1.A15 גליון1.B3:גליון1.B3 גליון1.B4:גליון1.B15 גליון1.C3:גליון1.C3 גליון1.C4:גליון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חודש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19"/>
        </table:table-row>
        <table:table-row table:style-name="ro3">
          <table:table-cell table:style-name="ce3" office:value-type="string" calcext:value-type="string">
            <text:p>ינואר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פברואר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מרץ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אפריל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מאי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יוני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יולי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אוגוסט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ספטמבר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אוקטובר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נובמבר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דצמבר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19"/>
        </table:table-row>
        <table:table-row table:style-name="ro4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19"/>
        </table:table-row>
        <table:table-row table:style-name="ro4" table:number-rows-repeated="104855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גליון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גליון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30.7643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1:39.334608000</dc:date>
    <meta:editing-duration>PT1H35M58S</meta:editing-duration>
    <meta:editing-cycles>20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1.192cm" xlink:href=".." xlink:type="simple" chart:class="chart:bar" chart:style-name="ch1">
        <chart:legend chart:legend-position="end" svg:x="10.483cm" svg:y="5.101cm" style:legend-expansion="high" chart:style-name="ch2"/>
        <chart:plot-area chart:style-name="ch3" table:cell-range-address="גליון1.A4:גליון1.C15 גליון1.B3:גליון1.C3" chart:data-source-has-labels="both" svg:x="1.246cm" svg:y="0.223cm" svg:width="9.002cm" svg:height="9.765cm">
          <chartooo:coordinate-region svg:x="1.811cm" svg:y="0.396cm" svg:width="8.437cm" svg:height="8.316cm"/>
          <chart:axis chart:dimension="x" chart:name="primary-x" chart:style-name="ch4" chartooo:axis-type="text">
            <chart:title svg:x="5.364cm" svg:y="10.211cm" chart:style-name="ch5">
              <text:p>חודש</text:p>
            </chart:title>
            <chart:categories table:cell-range-address="גליון1.A4:גליון1.A15"/>
          </chart:axis>
          <chart:axis chart:dimension="y" chart:name="primary-y" chart:style-name="ch6">
            <chart:title svg:x="0.451cm" svg:y="5.56cm" chart:style-name="ch7">
              <text:p>Sales</text:p>
            </chart:title>
            <chart:grid chart:style-name="ch8" chart:class="major"/>
          </chart:axis>
          <chart:series chart:style-name="ch9" chart:values-cell-range-address="גליון1.B4:גליון1.B15" chart:label-cell-address="גליון1.B3:גליון1.B3" chart:class="chart:bar">
            <chart:data-point chart:repeated="12"/>
          </chart:series>
          <chart:series chart:style-name="ch10" chart:values-cell-range-address="גליון1.C4:גליון1.C15" chart:label-cell-address="גליון1.C3:גליון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גליון1.B3:גליון1.B3</svg:desc>
                </draw:g>
              </table:table-cell>
              <table:table-cell office:value-type="string">
                <text:p>2018</text:p>
                <draw:g>
                  <svg:desc>גליון1.C3:גליון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ינואר </text:p>
                <draw:g>
                  <svg:desc>גליון1.A4:גליון1.A15</svg:desc>
                </draw:g>
              </table:table-cell>
              <table:table-cell office:value-type="float" office:value="20">
                <text:p>20</text:p>
                <draw:g>
                  <svg:desc>גליון1.B4:גליון1.B15</svg:desc>
                </draw:g>
              </table:table-cell>
              <table:table-cell office:value-type="float" office:value="24">
                <text:p>24</text:p>
                <draw:g>
                  <svg:desc>גליון1.C4:גליון1.C15</svg:desc>
                </draw:g>
              </table:table-cell>
            </table:table-row>
            <table:table-row>
              <table:table-cell office:value-type="string">
                <text:p>פברואר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מרץ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אפריל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מאי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יוני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יולי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אוגוסט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ספטמבר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אוקטובר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נובמבר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דצמבר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